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Testes1" style:family="table">
      <style:table-properties style:width="8.251cm" table:align="margins" fo:keep-with-next="always"/>
    </style:style>
    <style:style style:name="tabelaTestes1.A" style:family="table-column">
      <style:table-column-properties style:column-width="2.062cm" style:rel-column-width="16376*"/>
    </style:style>
    <style:style style:name="tabelaTestes1.B" style:family="table-column">
      <style:table-column-properties style:column-width="2.064cm" style:rel-column-width="16390*"/>
    </style:style>
    <style:style style:name="tabelaTestes1.D" style:family="table-column">
      <style:table-column-properties style:column-width="2.064cm" style:rel-column-width="16393*"/>
    </style:style>
    <style:style style:name="tabelaTestes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Testes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Testes1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Testes1.A6" style:family="table-cell">
      <style:table-cell-properties fo:background-color="#eeeeee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Testes1.B6" style:family="table-cell" style:data-style-name="N10000">
      <style:table-cell-properties fo:background-color="#eeeeee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Testes2" style:family="table">
      <style:table-properties style:width="8.251cm" table:align="margins" fo:keep-with-next="always"/>
    </style:style>
    <style:style style:name="tabelaTestes2.A" style:family="table-column">
      <style:table-column-properties style:column-width="2.062cm" style:rel-column-width="16376*"/>
    </style:style>
    <style:style style:name="tabelaTestes2.B" style:family="table-column">
      <style:table-column-properties style:column-width="2.064cm" style:rel-column-width="16390*"/>
    </style:style>
    <style:style style:name="tabelaTestes2.D" style:family="table-column">
      <style:table-column-properties style:column-width="2.064cm" style:rel-column-width="16393*"/>
    </style:style>
    <style:style style:name="tabelaTestes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Testes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Testes2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Testes2.A6" style:family="table-cell">
      <style:table-cell-properties fo:background-color="#eeeeee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Testes2.B6" style:family="table-cell" style:data-style-name="N10000">
      <style:table-cell-properties fo:background-color="#eeeeee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officeooo:rsid="001f92e6" officeooo:paragraph-rsid="00219ff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551a3" officeooo:paragraph-rsid="002551a3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31362" officeooo:paragraph-rsid="00231362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644d32" officeooo:paragraph-rsid="00644d32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Latin Modern Roman Caps" fo:font-size="10pt" fo:font-style="italic" fo:font-weight="normal" officeooo:rsid="002a9f14" officeooo:paragraph-rsid="002a9f14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atin Modern Roman Caps" fo:font-size="10pt" fo:font-style="italic" fo:font-weight="normal" officeooo:rsid="00645b4e" officeooo:paragraph-rsid="00645b4e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in Modern Roman" fo:font-size="10pt" fo:font-style="italic" fo:font-weight="normal" officeooo:rsid="00367211" officeooo:paragraph-rsid="004b80cd" style:font-size-asian="8.75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normal" fo:text-shadow="none" style:text-underline-style="none" fo:font-weight="bold" officeooo:rsid="00671cd7" officeooo:paragraph-rsid="00671cd7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italic" fo:text-shadow="none" style:text-underline-style="none" fo:font-weight="normal" officeooo:rsid="00679c43" officeooo:paragraph-rsid="00679c43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font-name="Latin Modern Roman" fo:font-size="10pt" fo:font-style="normal" style:text-underline-style="none" fo:font-weight="normal" officeooo:rsid="005e11ea" officeooo:paragraph-rsid="004b80cd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atin Modern Roman" fo:font-size="10pt" fo:font-style="normal" style:text-underline-style="none" fo:font-weight="normal" officeooo:rsid="006be441" officeooo:paragraph-rsid="006be441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tin Modern Roman" fo:font-size="10pt" fo:font-style="normal" style:text-underline-style="none" fo:font-weight="normal" officeooo:rsid="006c056f" officeooo:paragraph-rsid="006c056f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Latin Modern Roman" fo:font-size="10pt" officeooo:paragraph-rsid="006d108e" style:font-size-asian="8.75pt" style:font-size-complex="10pt"/>
    </style:style>
    <style:style style:name="P15" style:family="paragraph" style:parent-style-name="Table">
      <style:text-properties style:font-name="Latin Modern Roman" fo:font-size="7pt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normal" fo:text-shadow="none" style:text-underline-style="none" fo:font-weight="bold" officeooo:rsid="00671cd7" officeooo:paragraph-rsid="006d108e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italic" fo:text-shadow="none" style:text-underline-style="none" fo:font-weight="normal" officeooo:rsid="00679c43" officeooo:paragraph-rsid="006d108e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italic" fo:text-shadow="none" style:text-underline-style="none" fo:font-weight="normal" officeooo:paragraph-rsid="006d108e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T1" style:family="text">
      <style:text-properties officeooo:rsid="001fb4f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9689d" style:font-style-asian="normal" style:font-style-complex="normal"/>
    </style:style>
    <style:style style:name="T4" style:family="text">
      <style:text-properties fo:font-style="normal" officeooo:rsid="00345031" style:font-style-asian="normal" style:font-style-complex="normal"/>
    </style:style>
    <style:style style:name="T5" style:family="text">
      <style:text-properties fo:font-style="normal" officeooo:rsid="0034efd9" style:font-style-asian="normal" style:font-style-complex="normal"/>
    </style:style>
    <style:style style:name="T6" style:family="text">
      <style:text-properties fo:font-style="normal" officeooo:rsid="00396604" style:font-style-asian="normal" style:font-style-complex="normal"/>
    </style:style>
    <style:style style:name="T7" style:family="text">
      <style:text-properties fo:font-style="normal" officeooo:rsid="003abd5b" style:font-style-asian="normal" style:font-style-complex="normal"/>
    </style:style>
    <style:style style:name="T8" style:family="text">
      <style:text-properties fo:font-style="normal" officeooo:rsid="003e4e87" style:font-style-asian="normal" style:font-style-complex="normal"/>
    </style:style>
    <style:style style:name="T9" style:family="text">
      <style:text-properties fo:font-style="normal" officeooo:rsid="004d6314" style:font-style-asian="normal" style:font-style-complex="normal"/>
    </style:style>
    <style:style style:name="T10" style:family="text">
      <style:text-properties fo:font-style="normal" officeooo:rsid="00505fcc" style:font-style-asian="normal" style:font-style-complex="normal"/>
    </style:style>
    <style:style style:name="T11" style:family="text">
      <style:text-properties fo:font-style="normal" officeooo:rsid="0056ed83" style:font-style-asian="normal" style:font-style-complex="normal"/>
    </style:style>
    <style:style style:name="T12" style:family="text">
      <style:text-properties fo:font-style="normal" officeooo:rsid="005a4c50" style:font-style-asian="normal" style:font-style-complex="normal"/>
    </style:style>
    <style:style style:name="T13" style:family="text">
      <style:text-properties fo:font-style="normal" officeooo:rsid="005d492d" style:font-style-asian="normal" style:font-style-complex="normal"/>
    </style:style>
    <style:style style:name="T14" style:family="text">
      <style:text-properties fo:font-style="normal" officeooo:rsid="00632c5e" style:font-style-asian="normal" style:font-style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5a4c50" style:font-style-asian="normal" style:font-style-complex="normal"/>
    </style:style>
    <style:style style:name="T17" style:family="text">
      <style:text-properties fo:font-style="normal" style:text-underline-style="none" officeooo:rsid="005e11ea" style:font-style-asian="normal" style:font-style-complex="normal"/>
    </style:style>
    <style:style style:name="T18" style:family="text">
      <style:text-properties fo:font-style="normal" style:text-underline-style="none" officeooo:rsid="0060a004" style:font-style-asian="normal" style:font-style-complex="normal"/>
    </style:style>
    <style:style style:name="T19" style:family="text">
      <style:text-properties fo:font-style="normal" style:text-underline-style="none" officeooo:rsid="0060a633" style:font-style-asian="normal" style:font-style-complex="normal"/>
    </style:style>
    <style:style style:name="T20" style:family="text">
      <style:text-properties fo:font-style="normal" style:text-underline-style="none" officeooo:rsid="0062af95" style:font-style-asian="normal" style:font-style-complex="normal"/>
    </style:style>
    <style:style style:name="T21" style:family="text">
      <style:text-properties officeooo:rsid="003e4e87"/>
    </style:style>
    <style:style style:name="T22" style:family="text">
      <style:text-properties officeooo:rsid="004ed398"/>
    </style:style>
    <style:style style:name="T23" style:family="text">
      <style:text-properties officeooo:rsid="005a4c50"/>
    </style:style>
    <style:style style:name="T24" style:family="text">
      <style:text-properties officeooo:rsid="005d492d"/>
    </style:style>
    <style:style style:name="T25" style:family="text">
      <style:text-properties officeooo:rsid="005fd691"/>
    </style:style>
    <style:style style:name="T26" style:family="text">
      <style:text-properties officeooo:rsid="0067714e"/>
    </style:style>
    <style:style style:name="T27" style:family="text">
      <style:text-properties officeooo:rsid="00686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I. </text:span><text:span text:style-name="T4">Como o estudo foi feit</text:span><text:span text:style-name="T5">o</text:span></text:p>
      <text:p text:style-name="P7"><text:span text:style-name="T5">V</text:span><text:span text:style-name="T2">etores </text:span><text:span text:style-name="T6">de diferentes tamanhos foram usados de entrada para todos os algoritmos </text:span><text:span text:style-name="T11">(um pequeno, um médio e um grande)</text:span><text:span text:style-name="T6">, forçando o pior e o melhor caso </text:span><text:span text:style-name="T14">em</text:span><text:span text:style-name="T6"> cada um deles. </text:span><text:span text:style-name="T7">Se o algoritmo </text:span><text:span text:style-name="T9">tiver o mesmo desempenho no melhor e médio caso</text:span><text:span text:style-name="T8"> (e.g. </text:span><text:span text:style-name="T22">M</text:span><text:span text:style-name="T21">erge </text:span><text:span text:style-name="T22">S</text:span><text:span text:style-name="T21">ort</text:span><text:span text:style-name="T8">), </text:span><text:span text:style-name="T10">será considerado que a execução do algoritmo com valores aleatórios é o melhor caso. </text:span><text:span text:style-name="T12">As comparações foram contadas com uma variável do tipo </text:span><text:span text:style-name="T23">unsigned long </text:span><text:span text:style-name="T13">e o tempo de execução foi medido usando variáveis do tipo </text:span><text:span text:style-name="T24">clock_t,</text:span><text:span text:style-name="T13"> da biblioteca </text:span><text:span text:style-name="T25">t</text:span><text:span text:style-name="T24">ime.h </text:span><text:span text:style-name="T13">da linguagem </text:span><text:span text:style-name="T24">C</text:span><text:span text:style-name="T23">.</text:span><text:span text:style-name="T16"> </text:span><text:span text:style-name="T17">Os ambientes de teste dos algoritmos foram os computadores do </text:span><text:span text:style-name="T18">DI</text:span><text:span text:style-name="T19">nf</text:span><text:span text:style-name="T17"> e um computador pessoal, </text:span><text:span text:style-name="T20">cujo SO é</text:span><text:span text:style-name="T17"> Fedora Linux 39.</text:span></text:p>
      <text:p text:style-name="P11"/>
      <text:p text:style-name="P6"><text:span text:style-name="T17">I</text:span><text:span text:style-name="T15">I. Testes</text:span></text:p>
      <text:p text:style-name="P12">Melhor caso:</text:p>
      <table:table table:name="tabelaTestes1" table:style-name="tabelaTestes1" table:template-name="Elegant">
        <table:table-column table:style-name="tabelaTestes1.A"/>
        <table:table-column table:style-name="tabelaTestes1.B"/>
        <table:table-column table:style-name="tabelaTestes1.A"/>
        <table:table-column table:style-name="tabelaTestes1.D"/>
        <table:table-row table:style-name="TableLine94794510717136">
          <table:table-cell table:style-name="tabelaTestes1.A1" office:value-type="string">
            <text:p text:style-name="P8">Algoritmos</text:p>
          </table:table-cell>
          <table:table-cell table:style-name="tabelaTestes1.A1" office:value-type="string">
            <text:p text:style-name="P8">Vetor peq.</text:p>
          </table:table-cell>
          <table:table-cell table:style-name="tabelaTestes1.A1" office:value-type="string">
            <text:p text:style-name="P8">Vetor méd<text:span text:style-name="T26">io</text:span></text:p>
          </table:table-cell>
          <table:table-cell table:style-name="tabelaTestes1.A1" office:value-type="string">
            <text:p text:style-name="P8">Vetor g<text:span text:style-name="T26">rande</text:span></text:p>
          </table:table-cell>
        </table:table-row>
        <table:table-row table:style-name="TableLine94794510870160">
          <table:table-cell table:style-name="tabelaTestes1.A2" office:value-type="string">
            <text:p text:style-name="P9">Heapsort</text:p>
          </table:table-cell>
          <table:table-cell table:style-name="tabelaTestes1.B2">
            <text:p text:style-name="P10"/>
          </table:table-cell>
          <table:table-cell table:style-name="tabelaTestes1.B2">
            <text:p text:style-name="P10"/>
          </table:table-cell>
          <table:table-cell table:style-name="tabelaTestes1.B2">
            <text:p text:style-name="P10"/>
          </table:table-cell>
        </table:table-row>
        <table:table-row table:style-name="TableLine94794510818256">
          <table:table-cell table:style-name="tabelaTestes1.A2" office:value-type="string">
            <text:p text:style-name="P9">Quicksort</text:p>
          </table:table-cell>
          <table:table-cell table:style-name="tabelaTestes1.B2">
            <text:p text:style-name="P9"/>
          </table:table-cell>
          <table:table-cell table:style-name="tabelaTestes1.B2">
            <text:p text:style-name="P10"/>
          </table:table-cell>
          <table:table-cell table:style-name="tabelaTestes1.B2">
            <text:p text:style-name="P10"/>
          </table:table-cell>
        </table:table-row>
        <table:table-row table:style-name="TableLine94794510819184">
          <table:table-cell table:style-name="tabelaTestes1.A2" office:value-type="string">
            <text:p text:style-name="P9">Merge Sort</text:p>
          </table:table-cell>
          <table:table-cell table:style-name="tabelaTestes1.B2">
            <text:p text:style-name="P10"/>
          </table:table-cell>
          <table:table-cell table:style-name="tabelaTestes1.B2">
            <text:p text:style-name="P10"/>
          </table:table-cell>
          <table:table-cell table:style-name="tabelaTestes1.B2">
            <text:p text:style-name="P10"/>
          </table:table-cell>
        </table:table-row>
        <table:table-row table:style-name="TableLine94794510820160">
          <table:table-cell table:style-name="tabelaTestes1.A2" office:value-type="string">
            <text:p text:style-name="P9">Counting Sort</text:p>
          </table:table-cell>
          <table:table-cell table:style-name="tabelaTestes1.B2">
            <text:p text:style-name="P10"/>
          </table:table-cell>
          <table:table-cell table:style-name="tabelaTestes1.B2">
            <text:p text:style-name="P10"/>
          </table:table-cell>
          <table:table-cell table:style-name="tabelaTestes1.B2">
            <text:p text:style-name="P10"/>
          </table:table-cell>
        </table:table-row>
        <table:table-row table:style-name="TableLine94794510821440">
          <table:table-cell table:style-name="tabelaTestes1.A6" office:value-type="string">
            <text:p text:style-name="P9">Introsort</text:p>
          </table:table-cell>
          <table:table-cell table:style-name="tabelaTestes1.B6">
            <text:p text:style-name="P10"/>
          </table:table-cell>
          <table:table-cell table:style-name="tabelaTestes1.B6">
            <text:p text:style-name="P10"/>
          </table:table-cell>
          <table:table-cell table:style-name="tabelaTestes1.B6">
            <text:p text:style-name="P10"/>
          </table:table-cell>
        </table:table-row>
      </table:table>
      <text:p text:style-name="P15">Tabela <text:sequence text:ref-name="refTable0" text:name="Table" text:formula="ooow:Table+1" style:num-format="I">I</text:sequence>: Testes para os vetores no pior caso. Tamanhos dos vetores: 10000 (pequeno), 100000 (médio) e 1000000 (grande).</text:p>
      <text:p text:style-name="P13">Pior caso:</text:p>
      <table:table table:name="tabelaTestes2" table:style-name="tabelaTestes2">
        <table:table-column table:style-name="tabelaTestes2.A"/>
        <table:table-column table:style-name="tabelaTestes2.B"/>
        <table:table-column table:style-name="tabelaTestes2.A"/>
        <table:table-column table:style-name="tabelaTestes2.D"/>
        <table:table-row table:style-name="TableLine94794542169408">
          <table:table-cell table:style-name="tabelaTestes2.A1" office:value-type="string">
            <text:p text:style-name="P16">Algoritmos</text:p>
          </table:table-cell>
          <table:table-cell table:style-name="tabelaTestes2.A1" office:value-type="string">
            <text:p text:style-name="P16">Vetor peq.</text:p>
          </table:table-cell>
          <table:table-cell table:style-name="tabelaTestes2.A1" office:value-type="string">
            <text:p text:style-name="P16">Vetor méd<text:span text:style-name="T26">io</text:span></text:p>
          </table:table-cell>
          <table:table-cell table:style-name="tabelaTestes2.A1" office:value-type="string">
            <text:p text:style-name="P16">Vetor g<text:span text:style-name="T26">rande</text:span></text:p>
          </table:table-cell>
        </table:table-row>
        <table:table-row table:style-name="TableLine94794493493072">
          <table:table-cell table:style-name="tabelaTestes2.A2" office:value-type="string">
            <text:p text:style-name="P17">Heapsort</text:p>
          </table:table-cell>
          <table:table-cell table:style-name="tabelaTestes2.B2">
            <text:p text:style-name="P18"/>
          </table:table-cell>
          <table:table-cell table:style-name="tabelaTestes2.B2">
            <text:p text:style-name="P18"/>
          </table:table-cell>
          <table:table-cell table:style-name="tabelaTestes2.B2">
            <text:p text:style-name="P18"/>
          </table:table-cell>
        </table:table-row>
        <table:table-row table:style-name="TableLine94794555527824">
          <table:table-cell table:style-name="tabelaTestes2.A2" office:value-type="string">
            <text:p text:style-name="P17">Quicksort</text:p>
          </table:table-cell>
          <table:table-cell table:style-name="tabelaTestes2.B2">
            <text:p text:style-name="P17"/>
          </table:table-cell>
          <table:table-cell table:style-name="tabelaTestes2.B2">
            <text:p text:style-name="P18"/>
          </table:table-cell>
          <table:table-cell table:style-name="tabelaTestes2.B2">
            <text:p text:style-name="P18"/>
          </table:table-cell>
        </table:table-row>
        <table:table-row table:style-name="TableLine94794544771424">
          <table:table-cell table:style-name="tabelaTestes2.A2" office:value-type="string">
            <text:p text:style-name="P17">Merge Sort</text:p>
          </table:table-cell>
          <table:table-cell table:style-name="tabelaTestes2.B2">
            <text:p text:style-name="P18"/>
          </table:table-cell>
          <table:table-cell table:style-name="tabelaTestes2.B2">
            <text:p text:style-name="P18"/>
          </table:table-cell>
          <table:table-cell table:style-name="tabelaTestes2.B2">
            <text:p text:style-name="P18"/>
          </table:table-cell>
        </table:table-row>
        <table:table-row table:style-name="TableLine94794548254928">
          <table:table-cell table:style-name="tabelaTestes2.A2" office:value-type="string">
            <text:p text:style-name="P17">Counting Sort</text:p>
          </table:table-cell>
          <table:table-cell table:style-name="tabelaTestes2.B2">
            <text:p text:style-name="P18"/>
          </table:table-cell>
          <table:table-cell table:style-name="tabelaTestes2.B2">
            <text:p text:style-name="P18"/>
          </table:table-cell>
          <table:table-cell table:style-name="tabelaTestes2.B2">
            <text:p text:style-name="P18"/>
          </table:table-cell>
        </table:table-row>
        <table:table-row table:style-name="TableLine94794548247008">
          <table:table-cell table:style-name="tabelaTestes2.A6" office:value-type="string">
            <text:p text:style-name="P17">Introsort</text:p>
          </table:table-cell>
          <table:table-cell table:style-name="tabelaTestes2.B6">
            <text:p text:style-name="P18"/>
          </table:table-cell>
          <table:table-cell table:style-name="tabelaTestes2.B6">
            <text:p text:style-name="P18"/>
          </table:table-cell>
          <table:table-cell table:style-name="tabelaTestes2.B6">
            <text:p text:style-name="P18"/>
          </table:table-cell>
        </table:table-row>
      </table:table>
      <text:p text:style-name="P15">Tabela <text:sequence text:ref-name="refTable1" text:name="Table" text:formula="ooow:Table+1" style:num-format="I">II</text:sequence>: Testes para os vetores no melhor caso. <text:s/>Os tamanhos dos vetores são os mesmos da tabela I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officeooo:rsid="001f92e6" officeooo:paragraph-rsid="00219ffa" style:font-size-asian="10pt" style:font-size-complex="10pt"/>
    </style:style>
    <style:style style:name="MP2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551a3" officeooo:paragraph-rsid="002551a3" style:font-size-asian="10pt" style:font-style-asian="normal" style:font-size-complex="10pt" style:font-style-complex="normal"/>
    </style:style>
    <style:style style:name="MP3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31362" officeooo:paragraph-rsid="00231362" style:font-size-asian="10pt" style:font-style-asian="normal" style:font-size-complex="10pt" style:font-style-complex="normal"/>
    </style:style>
    <style:style style:name="MP4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644d32" officeooo:paragraph-rsid="00644d32" style:font-size-asian="10pt" style:font-style-asian="normal" style:font-size-complex="10pt" style:font-style-complex="normal"/>
    </style:style>
    <style:style style:name="MT1" style:family="text">
      <style:text-properties officeooo:rsid="001fb4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rabalho 2 – Algoritmos e Estruturas de Dados II (CI1056)</text:p>
        <text:p text:style-name="MP1">Caio Eduardo Ferreira de Miranda – <text:span text:style-name="MT1">GRR20232359</text:span></text:p>
        <text:p text:style-name="MP2">Departamento de Informática – UFPR</text:p>
        <text:p text:style-name="MP3">Curitiba – PR</text:p>
        <text:p text:style-name="MP4">caio.miranda@ufpr.br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3:19:53.478991537</meta:creation-date>
    <dc:date>2023-11-24T15:41:50.026929166</dc:date>
    <meta:editing-duration>PT2H11M13S</meta:editing-duration>
    <meta:editing-cycles>81</meta:editing-cycles>
    <meta:generator>LibreOffice/7.0.4.2$Linux_X86_64 LibreOffice_project/00$Build-2</meta:generator>
    <meta:document-statistic meta:table-count="2" meta:image-count="0" meta:object-count="0" meta:page-count="1" meta:paragraph-count="30" meta:word-count="209" meta:character-count="1257" meta:non-whitespace-character-count="1073"/>
  </office:meta>
</office:document-meta>
</file>